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ableListenableFutureTests.cancelDoesNotNotifyCallbacks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ttableListenableFutureTests.setValueUpdatesDon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ableListenableFutureTests.validateInitia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ableListenableFutureTests.cancelWithMayInterruptIfRunningTrueCallsOverridde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ableListenableFutureTests.cancelWithMayInterruptIfRunningFalseDoesNotCallOverridde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ableListenableFutureTests.getWithTimeoutWaitsForComple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tableListenableFutureTests.cancelStateThrowsExceptionWhenCalling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Tests.throwsSetErrorWrappedInExecu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tableListenableFutureTests.setExceptionPrevents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Tests.returnsSetValueFrom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ruptibleSettableListenableFuture.interrup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ruptibleSettableListenableFuture.calledInterrup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Tests.cancelStateThrowsExceptionWhenCallingGetWith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ttableListenableFutureTests.cancelSetsFutureTo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ableListenableFutureTests.nullIsAcceptedAsValueTo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Tests.setValueTriggersCallback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ttableListenableFutureTests.throwsSetExceptionWrappedInExecu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tableListenableFutureTests.getWithTimeoutThrows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ableListenableFutureTests.getWaitsForComple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tableListenableFutureTests.setValueTriggers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ttableListenableFutureTests.cancelPreventsValueFromBe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Tests.onSuccess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Tests.throwsSetExceptionWrappedInExecutionExceptionFrom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ableListenableFutureTests.setExceptionTriggers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ttableListenableFutureTests.cancelDoesNotNotifyCallbacksOnS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ttableListenableFutureTests.setPrevents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Tests.on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Tests.returnsS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ableListenableFutureTests.cancelPreventsExceptionFromBe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Tests.throwsSetErrorWrappedInExecutionExceptionFrom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ableListenableFutureTests.setExceptionTriggersCallback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